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20%" fo:text-align="center" style:justify-single-word="false"/>
      <style:text-properties fo:color="#000000" fo:font-size="15pt" fo:font-weight="normal" officeooo:rsid="001019d3" officeooo:paragraph-rsid="001019d3" style:font-size-asian="15pt" style:font-weight-asian="normal" style:font-size-complex="15pt" style:font-weight-complex="normal"/>
    </style:style>
    <style:style style:name="P2" style:family="paragraph" style:parent-style-name="Standard">
      <style:paragraph-properties fo:line-height="120%" fo:text-align="center" style:justify-single-word="false"/>
      <style:text-properties fo:color="#000000" fo:font-size="15pt" fo:font-weight="normal" officeooo:rsid="001019d3" officeooo:paragraph-rsid="0013a73d" style:font-size-asian="15pt" style:font-weight-asian="normal" style:font-size-complex="15pt" style:font-weight-complex="normal"/>
    </style:style>
    <style:style style:name="P3" style:family="paragraph" style:parent-style-name="Standard" style:master-page-name="Standard">
      <style:paragraph-properties fo:line-height="170%" fo:text-align="center" style:justify-single-word="false" style:page-number="auto"/>
      <style:text-properties fo:color="#000000" fo:font-size="12pt" fo:font-weight="normal" officeooo:rsid="001019d3" officeooo:paragraph-rsid="001019d3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70%" fo:text-align="center" style:justify-single-word="false"/>
      <style:text-properties fo:color="#000000" fo:font-size="12pt" fo:font-weight="normal" officeooo:rsid="001019d3" officeooo:paragraph-rsid="00140e37" style:font-size-asian="12pt" style:font-weight-asian="normal" style:font-size-complex="12pt" style:font-weight-complex="normal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style:font-size-asian="17.5pt" style:font-size-complex="2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officeooo:rsid="0010e452"/>
    </style:style>
    <style:style style:name="T5" style:family="text">
      <style:text-properties fo:font-size="15pt" style:font-size-asian="15pt" style:font-size-complex="1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Ninguém Explica Deus</text:span><text:tab/><text:tab/><text:span text:style-name="T3">Preto No Branco </text:span><text:span text:style-name="T2">[ <text:s text:c="4"/>]</text:span></text:p>
      <text:p text:style-name="P1">*** Nada é igual ao Seu redor; Tudo se faz no Seu olhar</text:p>
      <text:p text:style-name="P1">Todo o universo se formou no Seu falar</text:p>
      <text:p text:style-name="P1">Teologia pra explicar, <text:span text:style-name="T4">o</text:span>u Big Bang pra disfarçar</text:p>
      <text:p text:style-name="P1">Pode alguém até duvidar; Sei que há um Deus a me guardar</text:p>
      <text:p text:style-name="P1"/>
      <text:p text:style-name="P1">E eu, tão pequeno e frágil, querendo Sua atenção</text:p>
      <text:p text:style-name="P1">No silêncio encontro resposta certa, então</text:p>
      <text:p text:style-name="P1"/>
      <text:p text:style-name="P1">Dono de toda ciência, sabedoria e poder</text:p>
      <text:p text:style-name="P1">Oh, dá-me de beber da água da fonte da vida</text:p>
      <text:p text:style-name="P1">Antes que o haja houvesse; Ele já era Deus</text:p>
      <text:p text:style-name="P1">Se revelou ao seus; <text:span text:style-name="T4">d</text:span>o crente ao ateu</text:p>
      <text:p text:style-name="P1">Ninguém explica Deus</text:p>
      <text:p text:style-name="P1"/>
      <text:p text:style-name="P1">Ninguém explica; Ninguém explica Deus</text:p>
      <text:p text:style-name="P1">Ninguém explica; Ninguém explica Deus</text:p>
      <text:p text:style-name="P1"/>
      <text:p text:style-name="P1">E se duvida ou se acredita</text:p>
      <text:p text:style-name="P1">Ninguém explica</text:p>
      <text:p text:style-name="P1">Ninguém explica Deus</text:p>
      <text:p text:style-name="P1">Ninguém explica</text:p>
      <text:p text:style-name="P1">Ninguém explica Deus</text:p>
      <text:p text:style-name="P1"/>
      <text:p text:style-name="P1">Ninguém explica Deus</text:p>
      <text:p text:style-name="P4"><text:span text:style-name="T1"/></text:p>
      <text:p text:style-name="P4"><text:span text:style-name="T1">Ninguém Explica Deus</text:span><text:tab/><text:tab/><text:span text:style-name="T3">Preto No Branco </text:span><text:span text:style-name="T2">[ <text:s text:c="4"/>]</text:span></text:p>
      <text:p text:style-name="P4"><text:span text:style-name="T5">*** Nada é igual ao Seu redor; Tudo se faz no Seu olhar</text:span></text:p>
      <text:p text:style-name="P2">Todo o universo se formou no Seu falar</text:p>
      <text:p text:style-name="P2">Teologia pra explicar, <text:span text:style-name="T4">o</text:span>u Big Bang pra disfarçar</text:p>
      <text:p text:style-name="P2">Pode alguém até duvidar; Sei que há um Deus a me guardar</text:p>
      <text:p text:style-name="P2"/>
      <text:p text:style-name="P2">E eu, tão pequeno e frágil, querendo Sua atenção</text:p>
      <text:p text:style-name="P2">No silêncio encontro resposta certa, então</text:p>
      <text:p text:style-name="P2"/>
      <text:p text:style-name="P2">Dono de toda ciência, sabedoria e poder</text:p>
      <text:p text:style-name="P2">Oh, dá-me de beber da água da fonte da vida</text:p>
      <text:p text:style-name="P2">Antes que o haja houvesse; Ele já era Deus</text:p>
      <text:p text:style-name="P2">Se revelou ao seus; <text:span text:style-name="T4">d</text:span>o crente ao ateu</text:p>
      <text:p text:style-name="P2">Ninguém explica Deus</text:p>
      <text:p text:style-name="P2"/>
      <text:p text:style-name="P2">Ninguém explica; Ninguém explica Deus</text:p>
      <text:p text:style-name="P2">Ninguém explica; Ninguém explica Deus</text:p>
      <text:p text:style-name="P2"/>
      <text:p text:style-name="P2">E se duvida ou se acredita</text:p>
      <text:p text:style-name="P2">Ninguém explica</text:p>
      <text:p text:style-name="P2">Ninguém explica Deus</text:p>
      <text:p text:style-name="P2">Ninguém explica</text:p>
      <text:p text:style-name="P2">Ninguém explica Deus</text:p>
      <text:p text:style-name="P2"/>
      <text:p text:style-name="P2">Ninguém explica Deu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6-09-17T12:42:08.065809892</dc:date>
    <meta:editing-cycles>17</meta:editing-cycles>
    <meta:editing-duration>PT23M6S</meta:editing-duration>
    <meta:generator>LibreOffice/5.1.4.2$Linux_X86_64 LibreOffice_project/10m0$Build-2</meta:generator>
    <meta:document-statistic meta:table-count="0" meta:image-count="0" meta:object-count="0" meta:page-count="1" meta:paragraph-count="40" meta:word-count="260" meta:character-count="1406" meta:non-whitespace-character-count="1176"/>
  </office:meta>
</office:document-meta>
</file>